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186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Open Sans1" fo:font-size="12pt" officeooo:paragraph-rsid="001d1864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Open Sans1" fo:font-size="12pt" officeooo:rsid="001e8f49" officeooo:paragraph-rsid="001e8f49" style:font-size-asian="12pt" style:font-size-complex="12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Open Sans1" fo:font-size="12pt" officeooo:rsid="001fc257" officeooo:paragraph-rsid="001fc257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Open Sans1" fo:font-size="12pt" fo:font-weight="normal" officeooo:rsid="001d1864" officeooo:paragraph-rsid="001d186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style:font-name="Open Sans1" fo:font-size="12pt" fo:font-weight="normal" officeooo:rsid="001e8f49" officeooo:paragraph-rsid="001e8f4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 fo:break-before="page"/>
      <style:text-properties style:font-name="Open Sans1" fo:font-size="12pt" officeooo:paragraph-rsid="001d1864" style:font-size-asian="12pt" style:font-size-complex="12pt"/>
    </style:style>
    <style:style style:name="T1" style:family="text">
      <style:text-properties fo:font-variant="normal" fo:text-transform="none" fo:color="#2c333f" style:font-name="Open Sans1" fo:font-size="12pt" fo:letter-spacing="normal" fo:font-style="normal" fo:font-weight="bold" style:font-size-asian="12pt" style:font-size-complex="12pt"/>
    </style:style>
    <style:style style:name="T2" style:family="text">
      <style:text-properties fo:font-variant="normal" fo:text-transform="none" fo:color="#2c333f" fo:letter-spacing="normal" fo:font-style="normal"/>
    </style:style>
    <style:style style:name="T3" style:family="text">
      <style:text-properties fo:font-variant="normal" fo:text-transform="none" fo:color="#2c333f" fo:letter-spacing="normal" fo:font-style="normal" fo:font-weight="bold"/>
    </style:style>
    <style:style style:name="T4" style:family="text">
      <style:text-properties fo:font-variant="normal" fo:text-transform="none" fo:color="#2c333f" fo:letter-spacing="normal" fo:font-style="normal" fo:font-weight="bold" officeooo:rsid="001d1864"/>
    </style:style>
    <style:style style:name="T5" style:family="text">
      <style:text-properties style:font-name="Open Sans1" fo:font-size="12pt" style:font-size-asian="12pt" style:font-size-complex="12pt"/>
    </style:style>
    <style:style style:name="T6" style:family="text">
      <style:text-properties officeooo:rsid="001fc257"/>
    </style:style>
    <style:style style:name="T7" style:family="text">
      <style:text-properties officeooo:rsid="002135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text:span text:style-name="T5"><text:line-break/></text:span><text:span text:style-name="T1">Explain what HTML is used for (Markup).</text:span></text:p>
      <text:p text:style-name="P2"><text:span text:style-name="T3"/></text:p>
      <text:p text:style-name="P5"><text:span text:style-name="T2">HTML stands for hypertext markup language and is a standardized way in which content can be wrapped in element tags to give a webpages content structured layout.</text:span></text:p>
      <text:p text:style-name="P5"><text:span text:style-name="T2"/></text:p>
      <text:p text:style-name="P5"><text:span text:style-name="T2">Each HTML element, such as &lt;h1&gt; or &lt;div&gt;, has a predefined set of styling rules that informs a browser how the enclosed content should be formatted and styled.</text:span></text:p>
      <text:p text:style-name="P5"><text:span text:style-name="T2"/></text:p>
      <text:p text:style-name="P5"><text:span text:style-name="T2"/></text:p>
      <text:p text:style-name="P2"><text:span text:style-name="T3">Describe the reasons for using version control software when writing cod</text:span><text:span text:style-name="T4">e</text:span></text:p>
      <text:p text:style-name="P2"><text:span text:style-name="T4"/></text:p>
      <text:p text:style-name="P5"><text:span text:style-name="T2">Version control software allows for a team of people to work on a project and keep track of the progress for all of the individual parts that go into forming the solution.</text:span></text:p>
      <text:p text:style-name="P5"><text:span text:style-name="T2"/></text:p>
      <text:p text:style-name="P5"><text:span text:style-name="T2">Different team members can work of different files or parts of a software solution without impacting the work being done by others. Only once work has been approved for inclusion is it then merged into the master branch.</text:span></text:p>
      <text:p text:style-name="P5"><text:span text:style-name="T2"/></text:p>
      <text:p text:style-name="P5"><text:span text:style-name="T2">By using version control software, it also allows a development team to revert back to a previous point in the development cycle should issues arise. </text:span></text:p>
      <text:p text:style-name="P2"/>
      <text:p text:style-name="P2"><text:line-break/><text:span text:style-name="T3">Explain what CSS is used for (Styling)</text:span></text:p>
      <text:p text:style-name="P2"><text:span text:style-name="T3"/></text:p>
      <text:p text:style-name="P6"><text:span text:style-name="T2">CSS is used to add styling or formatting to HTML elements and thus change the default appearance and formatting rules they have. It allows for a developer to fine tune the layout and appearance of individual HTML elements either at every place an element is used or at a given specific place within a webpage.</text:span></text:p>
      <text:p text:style-name="P6"><text:span text:style-name="T2"/></text:p>
      <text:p text:style-name="P6"><text:span text:style-name="T2">Selectors and combinators can be used to identify which HTML elements a collection of styling assignments are to be attributed to. These are added to an HTML element by the use of class or id names added to an HTML element as a class or id attribute.</text:span></text:p>
      <text:p text:style-name="P2"/>
      <text:p text:style-name="P7"><text:line-break/><text:span text:style-name="T3">Explain what JS is used for (within this context)</text:span> </text:p>
      <text:p text:style-name="P2"/>
      <text:p text:style-name="P3"><text:span text:style-name="T7">JavaScript</text:span> is used to allow a developer to add functionality and behaviours to a webpage. It can be used to add things such as event listeners that listen for specific things such as user interaction <text:span text:style-name="T6">with elements on a webpage </text:span>or <text:span text:style-name="T6">to identify things such as if the webpage has been resized.</text:span></text:p>
      <text:p text:style-name="P3"/>
      <text:p text:style-name="P4"><text:span text:style-name="T7">JavaScript</text:span> can access the webpages DOM, document object model, and allows the <text:span text:style-name="T7">JavaScript</text:span> code to directly manipulate the contents of the DOM. </text:p>
      <text:p text:style-name="P4"/>
      <text:p text:style-name="P4">This allows a developer to dynamically do things such as change text fonts, colours, sizing et al or to have a webpage <text:span text:style-name="T7">react to user ev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8T09:08:24.689000000</meta:creation-date>
    <dc:date>2022-11-08T10:35:28.685000000</dc:date>
    <meta:editing-duration>PT54M21S</meta:editing-duration>
    <meta:editing-cycles>1</meta:editing-cycles>
    <meta:document-statistic meta:table-count="0" meta:image-count="0" meta:object-count="0" meta:page-count="2" meta:paragraph-count="14" meta:word-count="386" meta:character-count="2196" meta:non-whitespace-character-count="1816"/>
    <meta:generator>LibreOffice/5.4.3.2$Windows_X86_64 LibreOffice_project/92a7159f7e4af62137622921e809f8546db437e5</meta:generator>
  </office:meta>
</office:document-meta>
</file>